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Helv" svg:font-family="Hel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838cm" fo:margin-left="-0.123cm" fo:margin-top="0cm" fo:margin-bottom="0cm" table:align="left" style:writing-mode="lr-tb"/>
    </style:style>
    <style:style style:name="Tableau1.A" style:family="table-column">
      <style:table-column-properties style:column-width="0.623cm"/>
    </style:style>
    <style:style style:name="Tableau1.B" style:family="table-column">
      <style:table-column-properties style:column-width="4.99cm"/>
    </style:style>
    <style:style style:name="Tableau1.C" style:family="table-column">
      <style:table-column-properties style:column-width="5.5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0.998cm"/>
    </style:style>
    <style:style style:name="Tableau1.1" style:family="table-row">
      <style:table-row-properties style:min-row-height="1.649cm" style:keep-together="true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Tableau1.2" style:family="table-row">
      <style:table-row-properties style:min-row-height="2.247cm" style:keep-together="true" fo:keep-together="auto"/>
    </style:style>
    <style:style style:name="Tableau1.3" style:family="table-row">
      <style:table-row-properties style:min-row-height="0.878cm" style:keep-together="true" fo:keep-together="auto"/>
    </style:style>
    <style:style style:name="Tableau1.4" style:family="table-row">
      <style:table-row-properties style:min-row-height="6.962cm" style:keep-together="true" fo:keep-together="auto"/>
    </style:style>
    <style:style style:name="Tableau1.B4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1" fo:border-right="none" fo:border-top="0.039cm double #000001" fo:border-bottom="0.039cm double #000001"/>
    </style:style>
    <style:style style:name="Tableau1.F4" style:family="table-cell">
      <style:table-cell-properties style:vertical-align="middle" style:border-line-width-left="0.002cm 0.035cm 0.002cm" fo:padding-left="0.123cm" fo:padding-right="0.123cm" fo:padding-top="0cm" fo:padding-bottom="0cm" fo:border-left="0.039cm double #000001" fo:border-right="none" fo:border-top="none" fo:border-bottom="none"/>
    </style:style>
    <style:style style:name="Tableau1.5" style:family="table-row">
      <style:table-row-properties style:min-row-height="3.616cm" style:keep-together="true" fo:keep-together="auto"/>
    </style:style>
    <style:style style:name="Tableau1.6" style:family="table-row">
      <style:table-row-properties style:min-row-height="0.926cm" style:keep-together="true" fo:keep-together="auto"/>
    </style:style>
    <style:style style:name="Tableau1.8" style:family="table-row">
      <style:table-row-properties style:min-row-height="0.681cm" style:keep-together="true" fo:keep-together="auto"/>
    </style:style>
    <style:style style:name="Tableau1.9" style:family="table-row">
      <style:table-row-properties style:min-row-height="1.727cm" style:keep-together="true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Footer">
      <style:paragraph-properties>
        <style:tab-stops/>
      </style:paragraph-properties>
    </style:style>
    <style:style style:name="P8" style:family="paragraph" style:parent-style-name="Footer" style:master-page-name="Standard">
      <style:paragraph-properties style:page-number="auto">
        <style:tab-stops/>
      </style:paragraph-properties>
    </style:style>
    <style:style style:name="P9" style:family="paragraph" style:parent-style-name="Header">
      <style:paragraph-properties fo:text-align="center" style:justify-single-word="false">
        <style:tab-stops/>
      </style:paragraph-properties>
    </style:style>
    <style:style style:name="P10" style:family="paragraph" style:parent-style-name="Header">
      <style:paragraph-properties fo:text-align="center" style:justify-single-word="false">
        <style:tab-stops/>
      </style:paragraph-properties>
      <style:text-properties style:font-name="Helv" fo:font-size="16pt" style:font-size-asian="16pt"/>
    </style:style>
    <style:style style:name="P11" style:family="paragraph" style:parent-style-name="Header">
      <style:paragraph-properties fo:text-align="center" style:justify-single-word="false">
        <style:tab-stops/>
      </style:paragraph-properties>
      <style:text-properties style:font-name="Helv" fo:font-size="24pt" style:font-size-asian="24pt"/>
    </style:style>
    <style:style style:name="P12" style:family="paragraph" style:parent-style-name="Header">
      <style:paragraph-properties>
        <style:tab-stops/>
      </style:paragraph-properties>
      <style:text-properties style:font-name="Helv" fo:font-size="14pt" style:font-size-asian="14pt"/>
    </style:style>
    <style:style style:name="P13" style:family="paragraph" style:parent-style-name="Header">
      <style:paragraph-properties>
        <style:tab-stops/>
      </style:paragraph-properties>
      <style:text-properties style:font-name="Helv" fo:font-size="14pt" style:text-underline-style="solid" style:text-underline-width="auto" style:text-underline-color="font-color" style:font-size-asian="14pt"/>
    </style:style>
    <style:style style:name="P14" style:family="paragraph" style:parent-style-name="Header">
      <style:paragraph-properties>
        <style:tab-stops/>
      </style:paragraph-properties>
    </style:style>
    <style:style style:name="P15" style:family="paragraph" style:parent-style-name="Header">
      <style:text-properties fo:font-size="9pt" style:font-size-asian="9pt"/>
    </style:style>
    <style:style style:name="P16" style:family="paragraph" style:parent-style-name="Header">
      <style:text-properties fo:font-size="9pt" fo:font-weight="bold" style:font-size-asian="9pt" style:font-weight-asian="bold"/>
    </style:style>
    <style:style style:name="P17" style:family="paragraph" style:parent-style-name="Header">
      <style:paragraph-properties fo:text-align="center" style:justify-single-word="false"/>
      <style:text-properties fo:font-size="9pt" fo:font-weight="bold" style:font-size-asian="9pt" style:font-weight-asian="bold"/>
    </style:style>
    <style:style style:name="P18" style:family="paragraph" style:parent-style-name="Header">
      <style:text-properties fo:font-style="italic" style:font-style-asian="italic"/>
    </style:style>
    <style:style style:name="P19" style:family="paragraph" style:parent-style-name="Header">
      <style:paragraph-properties fo:text-align="center" style:justify-single-word="false"/>
      <style:text-properties fo:font-style="italic" style:font-style-asian="italic"/>
    </style:style>
    <style:style style:name="P20" style:family="paragraph" style:parent-style-name="Heading_20_1">
      <style:text-properties fo:font-weight="normal" style:font-weight-asian="normal"/>
    </style:style>
    <style:style style:name="P21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22" style:family="paragraph" style:parent-style-name="Heading_20_1" style:master-page-name="Converted1">
      <style:paragraph-properties style:page-number="auto"/>
    </style:style>
    <style:style style:name="T1" style:family="text">
      <style:text-properties style:font-name="Helv"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Helv" fo:font-size="10pt" style:text-underline-style="solid" style:text-underline-width="auto" style:text-underline-color="font-color" style:font-size-asian="10pt"/>
    </style:style>
    <style:style style:name="T3" style:family="text">
      <style:text-properties style:font-name="Helv" fo:font-size="24pt" style:font-size-asian="24pt"/>
    </style:style>
    <style:style style:name="T4" style:family="text">
      <style:text-properties style:font-name="Helv" fo:font-size="16pt" style:font-size-asian="16pt"/>
    </style:style>
    <style:style style:name="T5" style:family="text">
      <style:text-properties style:font-name="Helv" fo:font-size="14pt" style:font-size-asian="14pt"/>
    </style:style>
    <style:style style:name="T6" style:family="text">
      <style:text-properties style:font-name="Helv" fo:font-size="14pt" style:text-underline-style="solid" style:text-underline-width="auto" style:text-underline-color="font-color" style:font-size-asian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/>
    </style:style>
    <style:style style:name="T10" style:family="text">
      <style:text-properties fo:font-size="9pt" fo:font-style="italic" style:font-size-asian="9pt" style:font-style-asian="italic"/>
    </style:style>
    <style:style style:name="T11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9"><text:span text:style-name="T1">DI</text:span></text:p>
          </table:table-cell>
          <table:covered-table-cell/>
        </table:table-row>
        <table:table-row table:style-name="Tableau1.2">
          <table:table-cell table:style-name="Tableau1.A1" table:number-columns-spanned="2" office:value-type="string">
            <text:p text:style-name="P9"><text:span text:style-name="T2">DEVELOPPEUR INFORMATIQUE</text:span></text:p>
          </table:table-cell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10"/>
          </table:table-cell>
          <table:covered-table-cell/>
        </table:table-row>
        <table:table-row table:style-name="Tableau1.4">
          <table:table-cell table:style-name="Tableau1.A1" office:value-type="string">
            <text:p text:style-name="P10"/>
          </table:table-cell>
          <table:table-cell table:style-name="Tableau1.B4" table:number-columns-spanned="4" office:value-type="string">
            <text:p text:style-name="P11"/>
            <text:p text:style-name="P9"><text:span text:style-name="T3">Modèle Relationnel des données</text:span></text:p>
            <text:p text:style-name="P11"/>
            <text:p text:style-name="P11"/>
          </table:table-cell>
          <table:covered-table-cell/>
          <table:covered-table-cell/>
          <table:covered-table-cell/>
          <table:table-cell table:style-name="Tableau1.F4" table:number-columns-spanned="0" office:value-type="string">
            <text:p text:style-name="P10"/>
          </table:table-cell>
        </table:table-row>
        <table:table-row table:style-name="Tableau1.5">
          <table:table-cell table:style-name="Tableau1.A1" table:number-columns-spanned="2" office:value-type="string">
            <text:p text:style-name="P9"><text:span text:style-name="T4">Dossier de travaux pratiques </text:span></text:p>
          </table:table-cell>
          <table:covered-table-cell/>
        </table:table-row>
        <table:table-row table:style-name="Tableau1.6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office:value-type="string">
            <text:p text:style-name="P14"><text:span text:style-name="T6">Module</text:span><text:span text:style-name="T5"> <text:s text:c="8"/>1</text:span></text:p>
          </table:table-cell>
          <table:table-cell table:style-name="Tableau1.A1" office:value-type="string">
            <text:p text:style-name="P14"><text:span text:style-name="T5"><text:s/></text:span></text:p>
          </table:table-cell>
        </table:table-row>
        <table:table-row table:style-name="Tableau1.6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office:value-type="string">
            <text:p text:style-name="P14"><text:span text:style-name="T6">Séquence</text:span><text:span text:style-name="T5"> <text:s text:c="4"/>4</text:span></text:p>
          </table:table-cell>
          <table:table-cell table:style-name="Tableau1.A1" office:value-type="string">
            <text:p text:style-name="P14"><text:span text:style-name="T5"><text:s/></text:span></text:p>
          </table:table-cell>
        </table:table-row>
        <table:table-row table:style-name="Tableau1.8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office:value-type="string">
            <text:p text:style-name="P14"><text:span text:style-name="T6">Capacité</text:span><text:span text:style-name="T5"> <text:s text:c="6"/>6</text:span></text:p>
          </table:table-cell>
          <table:table-cell table:style-name="Tableau1.A1" office:value-type="string">
            <text:p text:style-name="P14"><text:span text:style-name="T5"><text:s/></text:span></text:p>
          </table:table-cell>
        </table:table-row>
        <table:table-row table:style-name="Tableau1.9">
          <table:table-cell table:style-name="Tableau1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au1.A1" office:value-type="string">
            <text:p text:style-name="P12"/>
          </table:table-cell>
        </table:table-row>
      </table:table>
      <text:p text:style-name="Standard"/>
      <text:list xml:id="list556204135854758614" text:style-name="Outline">
        <text:list-item>
          <text:h text:style-name="P22" text:outline-level="1"><text:span text:style-name="T11">Pour chacun des énoncés proposés, il est demandé de présenter le modèle des données relationnel</text:span></text:h>
        </text:list-item>
        <text:list-item>
          <text:h text:style-name="P20" text:outline-level="1"/>
        </text:list-item>
      </text:list>
      <text:p text:style-name="Standard"/>
      <text:list xml:id="list31675737" text:continue-numbering="true" text:style-name="Outline">
        <text:list-item>
          <text:h text:style-name="Heading_20_1" text:outline-level="1">Enoncé 1</text:h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Vehicules(<text:span text:style-name="T7">immatriculation</text:span>, Marque, kilometrage,date_mise_en_service, #id_personne)</text:p>
      <text:p text:style-name="Standard"/>
      <text:p text:style-name="Standard">Personnes<text:span text:style-name="T7">( Id_personne</text:span>, nom, prenom, num_rue, Rue,CP,ville) </text:p>
      <text:p text:style-name="P1"/>
      <text:p text:style-name="Standard"><text:span text:style-name="T8">Enoncé 2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Standard">Contrôle(<text:span text:style-name="T7">#id_etudiant, #id_matiere</text:span>, Note)</text:p>
      <text:p text:style-name="Standard">Etudiant(<text:span text:style-name="T7">id_etudiant</text:span>, nom, prenom, date_E )</text:p>
      <text:p text:style-name="Standard">Matiere(<text:span text:style-name="T7">id_matiere</text:span>, lib_matiere, coefficient)</text:p>
      <text:p text:style-name="Standard"/>
      <text:p text:style-name="Standard"/>
      <text:p text:style-name="Standard"/>
      <text:p text:style-name="Standard"><text:span text:style-name="T8">Enoncé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Date non null (en gras dans les outils de modélisation) <text:s/>unique</text:p>
      <text:p text:style-name="Standard"/>
      <text:p text:style-name="Standard">Contrôle(<text:span text:style-name="T7">#id_etudiant, #id_matiere, Date,</text:span> Note)</text:p>
      <text:p text:style-name="Standard">Etudiant(<text:span text:style-name="T7">id_etudiant</text:span>, nom, prenom, date_E )</text:p>
      <text:p text:style-name="Standard">Matiere(<text:span text:style-name="T7">id_matiere</text:span>, lib_matiere, coefficient)</text:p>
      <text:p text:style-name="Standard"/>
      <text:p text:style-name="Standard"><text:soft-page-break/></text:p>
      <text:p text:style-name="Standard"/>
      <text:p text:style-name="Standard"><text:span text:style-name="T8">Enoncé 4</text:span></text:p>
      <text:p text:style-name="P1"/>
      <text:p text:style-name="P1"/>
      <text:p text:style-name="Standard"/>
      <text:p text:style-name="Standard"/>
      <text:list xml:id="list5973467885612091965" text:style-name="WWNum2">
        <text:list-item>
          <text:list>
            <text:list-item>
              <text:p text:style-name="P2">Entité Relative ou faible </text:p>
            </text:list-item>
          </text:list>
        </text:list-item>
      </text:list>
      <text:p text:style-name="P5">Livre( <text:span text:style-name="T7">ISBN</text:span>, titre)</text:p>
      <text:p text:style-name="P5">Exemplaire(<text:span text:style-name="T7">num_exempl,#ISBN,</text:span> <text:s/>etat )</text:p>
      <text:p text:style-name="P5"/>
      <text:p text:style-name="P5"/>
      <text:p text:style-name="P6"/>
      <text:list xml:id="list31682144" text:continue-list="list31675737" text:style-name="Outline">
        <text:list-item>
          <text:h text:style-name="Heading_20_1" text:outline-level="1">Enoncé 5</text:h>
        </text:list-item>
      </text:list>
      <text:p text:style-name="Standard"/>
      <text:p text:style-name="Standard"><text:s/>Rayon()</text:p>
      <text:p text:style-name="Standard">Magasin()</text:p>
      <text:p text:style-name="Standard">Article()</text:p>
      <text:p text:style-name="Standard">Ventes( <text:span text:style-name="T7">num_vente, <text:s/></text:span>#NomR, #CodeM, #CodeA ,Datecommande, quantités)</text:p>
      <text:h text:style-name="P21" text:outline-level="1"/>
      <text:p text:style-name="Standard"/>
      <text:list xml:id="list31664407" text:continue-numbering="true" text:style-name="Outline">
        <text:list-item>
          <text:h text:style-name="Heading_20_1" text:outline-level="1">Enoncé 6</text:h>
        </text:list-item>
      </text:list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mploye(<text:span text:style-name="T7">codeE</text:span>, Nom, Salaire, #nomRayon , #codeE_chef)</text:p>
      <text:p text:style-name="Standard"/>
      <text:p text:style-name="Standard">Rayon(<text:span text:style-name="T7">nomRayon</text:span>, etage,)</text:p>
      <text:p text:style-name="Standard"/>
      <text:p text:style-name="Standard">Article(<text:span text:style-name="T7"> codeA</text:span>, nomA, type, #nomRayon)</text:p>
      <text:p text:style-name="Standard"/>
      <text:p text:style-name="Standard">Livraison( <text:span text:style-name="T7">#CodeF, #CodeA</text:span> , quantite)</text:p>
      <text:p text:style-name="Standard">Fournisseur( <text:span text:style-name="T7">CodeF</text:span>, adresse, NomF)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GoBack"/></text:p>
      <text:list xml:id="list31673875" text:continue-numbering="true" text:style-name="Outline">
        <text:list-item>
          <text:h text:style-name="Heading_20_1" text:outline-level="1">Enoncé 7</text:h>
        </text:list-item>
      </text:list>
      <text:p text:style-name="Standard"/>
      <text:p text:style-name="Standard"/>
      <text:p text:style-name="P3"/>
      <text:p text:style-name="Standard"/>
      <text:p text:style-name="P1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Helv" svg:font-family="Hel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omic Sans MS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text-align="justify" style:justify-single-word="false" fo:keep-with-next="always"/>
      <style:text-properties style:font-name="Arial1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text-align="justify" style:justify-single-word="false" fo:keep-with-next="always"/>
      <style:text-properties style:font-name="Arial1" fo:font-size="12pt" style:font-size-asian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text-align="justify" style:justify-single-word="false" fo:keep-with-next="always"/>
      <style:text-properties style:font-name="Arial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 fo:text-align="justify" style:justify-single-word="fals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 fo:text-align="justify" style:justify-single-word="false"/>
      <style:text-properties style:font-name="Times New Roman"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 fo:text-align="justify" style:justify-single-word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 fo:text-align="justify" style:justify-single-word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 fo:text-align="justify" style:justify-single-word="false"/>
      <style:text-properties style:font-name="Arial1" fo:font-size="9pt" fo:font-style="italic" fo:font-weight="bold" style:font-size-asian="9pt" style:font-style-asian="italic" style:font-weight-asian="bold"/>
    </style:style>
    <style:style style:name="Titre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Légende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212cm" fo:text-indent="0.039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style:font-name="Times New Roman" fo:font-size="10pt" fo:font-weight="bold" style:font-size-asian="10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text-indent="0.039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style:font-name="Times New Roman" fo:font-size="10pt" style:font-size-asian="10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text-indent="0.039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0pt" fo:font-style="italic" style:font-size-asian="10pt" style:font-style-asian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/>
    </style:style>
    <style:style style:name="PdG-Références" style:family="paragraph" style:parent-style-name="Header" style:default-outline-level="" style:list-style-name="">
      <style:paragraph-properties fo:text-align="end" style:justify-single-word="false"/>
      <style:text-properties fo:color="#000000" style:font-name="Helv" fo:font-size="12pt" fo:language="en" fo:country="US" fo:font-style="italic" style:font-size-asian="12pt" style:font-style-asian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Police_20_par_20_défaut1" style:display-name="Police par défaut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9pt" fo:font-weight="bold" style:font-size-asian="9pt" style:font-weight-asian="bold"/>
    </style:style>
    <style:style style:name="MP2" style:family="paragraph" style:parent-style-name="Header">
      <style:paragraph-properties fo:text-align="center" style:justify-single-word="false"/>
      <style:text-properties fo:font-style="italic" style:font-style-asian="italic"/>
    </style:style>
    <style:style style:name="MP3" style:family="paragraph" style:parent-style-name="Header">
      <style:text-properties fo:font-style="italic" style:font-style-asian="italic"/>
    </style:style>
    <style:style style:name="MP4" style:family="paragraph" style:parent-style-name="Header">
      <style:paragraph-properties fo:text-align="center" style:justify-single-word="false"/>
      <style:text-properties fo:font-size="9pt" fo:font-weight="bold" style:font-size-asian="9pt" style:font-weight-asian="bold"/>
    </style:style>
    <style:style style:name="MP5" style:family="paragraph" style:parent-style-name="Header">
      <style:text-properties fo:font-size="9pt" style:font-size-asian="9pt"/>
    </style:style>
    <style:style style:name="MT1" style:family="text">
      <style:text-properties fo:font-size="9pt" style:font-size-asian="9pt"/>
    </style:style>
    <style:style style:name="MT2" style:family="text">
      <style:text-properties fo:font-size="9pt" fo:font-style="italic" style:font-size-asian="9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4"/>
        <text:p text:style-name="MP5"/>
        <text:p text:style-name="Header"/>
      </style:header>
      <style:footer>
        <text:p text:style-name="Footer"><text:span text:style-name="MT1">OFP DI/M1S4C6/TP-07/0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3">
      <style:header>
        <text:p text:style-name="Header"/>
      </style:header>
      <style:header-left>
        <text:p text:style-name="Standard"/>
      </style:header-left>
      <style:footer>
        <text:p text:style-name="Footer"><text:span text:style-name="MT1">OFP DI/M1S4C6/TP-07/01 <text:s text:c="10"/></text:span><text:span text:style-name="MT2">Fichier : </text:span><text:file-name text:display="name-and-extension">EXO_modele_relationnel_20_05.docx</text:file-name><text:span text:style-name="MT2"> <text:s text:c="38"/>Page </text:span><text:page-number text:select-page="current">5</text:page-number><text:span text:style-name="MT2"> sur </text:span><text:page-count>5</text:page-count></text:p>
      </style:footer>
      <style:footer-left>
        <text:p text:style-name="Standard"/>
      </style:footer-left>
    </style:master-page>
    <style:master-page style:name="Converted2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ur chacun des énoncés proposés, il est demandé de présenté le modèle des données relationnel</dc:title>
    <meta:initial-creator>Crm</meta:initial-creator>
    <dc:creator>CHATELOT Franck</dc:creator>
    <meta:editing-cycles>2</meta:editing-cycles>
    <meta:print-date>2002-12-10T08:41:00</meta:print-date>
    <meta:creation-date>2020-08-25T06:30:00</meta:creation-date>
    <dc:date>2020-08-25T06:30:00</dc:date>
    <meta:editing-duration>PT1S</meta:editing-duration>
    <meta:generator>OpenOffice/4.1.3$Win32 OpenOffice.org_project/413m1$Build-9783</meta:generator>
    <meta:document-statistic meta:table-count="1" meta:image-count="0" meta:object-count="0" meta:page-count="5" meta:paragraph-count="42" meta:word-count="144" meta:character-count="126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